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Text_20_body">
      <style:text-properties fo:font-size="18pt" style:font-size-asian="15.75pt" style:font-size-complex="18pt"/>
    </style:style>
    <style:style style:name="P3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size-asian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Exercise 1: </text:span></text:span></text:p>
      <text:p text:style-name="P3">Write a shell script that displays "This script will exit with a 0 exit status." Be sure that the script does indeed exit with a 0 exit status. </text:p>
      <text:p text:style-name="Text_20_body"><text:span text:style-name="Strong_20_Emphasis"><text:span text:style-name="T1">Exercise 2: </text:span></text:span></text:p>
      <text:p text:style-name="P3">Write a shell script that accepts a file or directory name as an argument. Have the script report if it is a regular file, a directory, or other type of file. If it is a regular file, exit with a 0 exit status. If it is a directory, exit with a 1 exit status. If it is some other type of file, exit with a 2 exit status. </text:p>
      <text:p text:style-name="Text_20_body"><text:span text:style-name="Strong_20_Emphasis"><text:span text:style-name="T1">Exercise 3: </text:span></text:span></text:p>
      <text:p text:style-name="P3">Write a script that executes the command "cat /etc/shadow". If the command returns a 0 exit status report "Command succeeded" and exit with a 0 exit status. If the command returns a non­zero exit status report "Command failed" and exit with a 1 exit status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9T23:15:35.860777274</meta:creation-date>
    <dc:date>2024-03-19T23:16:24.313706945</dc:date>
    <meta:editing-duration>PT49S</meta:editing-duration>
    <meta:editing-cycles>1</meta:editing-cycles>
    <meta:document-statistic meta:table-count="0" meta:image-count="0" meta:object-count="0" meta:page-count="1" meta:paragraph-count="6" meta:word-count="147" meta:character-count="759" meta:non-whitespace-character-count="612"/>
    <meta:generator>LibreOffice/6.4.7.2$Linux_X86_64 LibreOffice_project/40$Build-2</meta:generator>
  </office:meta>
</office:document-meta>
</file>